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2000000318B6DC7E5F5B05FC9.png" manifest:media-type="image/png"/>
  <manifest:file-entry manifest:full-path="Pictures/10000201000003BC000003947292A4CA4ACFC00A.png" manifest:media-type="image/png"/>
  <manifest:file-entry manifest:full-path="Pictures/1000030F00000D700000051006CB5BD21A09B65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opacity="100%" draw:textarea-horizontal-align="justify" draw:textarea-vertical-align="top" draw:auto-grow-height="false" fo:min-height="17.25cm" fo:min-width="6.889cm"/>
    </style:style>
    <style:style style:name="gr2" style:family="graphic" style:parent-style-name="standard">
      <style:graphic-properties svg:stroke-color="#579835" draw:fill-color="#e0efd4" draw:opacity="100%" draw:textarea-horizontal-align="justify" draw:textarea-vertical-align="top" draw:auto-grow-height="false" fo:min-height="17.25cm" fo:min-width="11.555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808080" draw:fill-color="#eeeeee" draw:textarea-horizontal-align="justify" draw:textarea-vertical-align="middle" draw:auto-grow-height="false" fo:min-height="1.257cm" fo:min-width="5.114cm"/>
    </style:style>
    <style:style style:name="gr5" style:family="graphic" style:parent-style-name="standard">
      <style:graphic-properties svg:stroke-color="#820f71" draw:fill-color="#dfcce4" draw:textarea-horizontal-align="justify" draw:textarea-vertical-align="top" draw:auto-grow-height="false" fo:min-height="17.25cm" fo:min-width="6.889cm"/>
    </style:style>
    <style:style style:name="gr6" style:family="graphic" style:parent-style-name="standard">
      <style:graphic-properties svg:stroke-color="#808080" draw:fill-color="#eeeeee" draw:textarea-horizontal-align="justify" draw:textarea-vertical-align="middle" draw:auto-grow-height="false" fo:min-height="1.5cm" fo:min-width="6.174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svg:stroke-width="0.212cm" svg:stroke-color="#ff0008" draw:marker-start-width="0.518cm" draw:marker-end-width="0.518cm" draw:fill-color="#eeeeee" draw:textarea-horizontal-align="justify" draw:textarea-vertical-align="middle" draw:auto-grow-height="false" fo:min-height="1.5cm" fo:min-width="6.174cm" fo:padding-top="0.231cm" fo:padding-bottom="0.231cm" fo:padding-left="0.356cm" fo:padding-right="0.356cm"/>
    </style:style>
    <style:style style:name="gr9" style:family="graphic" style:parent-style-name="Objekt_20_ohne_20_Füllung_20_und_20_Linie">
      <style:graphic-properties draw:stroke="none" draw:fill="none" draw:fill-color="#729fcf" draw:textarea-vertical-align="middle" draw:color-mode="standard" draw:luminance="0%" draw:contrast="0%" draw:gamma="1%" draw:red="10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287cm"/>
    </style:style>
    <style:style style:name="P1" style:family="paragraph">
      <loext:graphic-properties draw:fill-color="#ffffff" draw:opacity="100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e0efd4" draw:opacity="100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dfcce4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389cm" svg:height="17.5cm" svg:x="21.22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055cm" svg:height="17.5cm" svg:x="1cm" svg:y="2.5cm">
          <text:p text:style-name="P2"><text:span text:style-name="T1">Front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11.517cm" svg:height="11.034cm" svg:x="1.269cm" svg:y="5.223cm">
            <draw:image xlink:href="Pictures/10000201000003BC000003947292A4CA4ACFC00A.png" xlink:type="simple" xlink:show="embed" xlink:actuate="onLoad">
              <text:p/>
            </draw:image>
          </draw:frame>
          <draw:custom-shape draw:style-name="gr4" draw:text-style-name="P5" draw:layer="layout" svg:width="5.614cm" svg:height="1.507cm" svg:x="4.221cm" svg:y="16.45cm">
            <text:p text:style-name="P2"><text:span text:style-name="T2">DSS</text:span></text:p>
            <text:p text:style-name="P2"><text:span text:style-name="T3">(VCS, Berli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Standard">
        <draw:custom-shape draw:style-name="gr5" draw:text-style-name="P6" draw:layer="layout" svg:width="7.389cm" svg:height="17.5cm" svg:x="21.222cm" svg:y="2.5cm">
          <text:p text:style-name="P2"><text:span text:style-name="T1">Back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055cm" svg:height="17.5cm" svg:x="1cm" svg:y="2.5cm">
          <text:p text:style-name="P2"><text:span text:style-name="T1">Front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5" draw:layer="layout" svg:width="6.674cm" svg:height="1.75cm" svg:x="21.579cm" svg:y="5.223cm">
            <text:p text:style-name="P2"><text:span text:style-name="T2">Police</text:span></text:p>
            <text:p text:style-name="P2"><text:span text:style-name="T3">(Police, Rhineland-Palatinat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674cm" svg:height="1.75cm" svg:x="21.579cm" svg:y="7.544cm">
            <text:p text:style-name="P2"><text:span text:style-name="T2">Sociology</text:span></text:p>
            <text:p text:style-name="P2"><text:span text:style-name="T3">(TU, Kaiserslauter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674cm" svg:height="1.75cm" svg:x="21.579cm" svg:y="12.187cm">
            <text:p text:style-name="P2"><text:span text:style-name="T2">Law</text:span></text:p>
            <text:p text:style-name="P2"><text:span text:style-name="T3">(FÖV, Speyer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674cm" svg:height="1.75cm" svg:x="21.579cm" svg:y="9.866cm">
            <text:p text:style-name="P2"><text:span text:style-name="T2">Simulation</text:span></text:p>
            <text:p text:style-name="P2"><text:span text:style-name="T3">(HM, Munic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674cm" svg:height="1.75cm" svg:x="21.579cm" svg:y="14.507cm">
            <text:p text:style-name="P2"><text:span text:style-name="T2">Mathematics</text:span></text:p>
            <text:p text:style-name="P2"><text:span text:style-name="T3">(TU, Kaiserslauter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" draw:text-style-name="P4" draw:layer="layout" svg:width="11.517cm" svg:height="11.034cm" svg:x="1.269cm" svg:y="5.223cm">
            <draw:image xlink:href="Pictures/10000201000003BC000003947292A4CA4ACFC00A.png" xlink:type="simple" xlink:show="embed" xlink:actuate="onLoad">
              <text:p/>
            </draw:image>
          </draw:frame>
          <draw:custom-shape draw:style-name="gr4" draw:text-style-name="P5" draw:layer="layout" svg:width="5.614cm" svg:height="1.507cm" svg:x="4.221cm" svg:y="16.45cm">
            <text:p text:style-name="P2"><text:span text:style-name="T2">DSS</text:span></text:p>
            <text:p text:style-name="P2"><text:span text:style-name="T3">(VCS, Berli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7" draw:text-style-name="P4" draw:layer="layout" svg:width="6.196cm" svg:height="2.332cm" svg:x="14.187cm" svg:y="7.143cm">
            <draw:image xlink:href="Pictures/1000030F00000D700000051006CB5BD21A09B658.svg" xlink:type="simple" xlink:show="embed" xlink:actuate="onLoad">
              <text:p/>
            </draw:image>
            <draw:image xlink:href="Pictures/1000020100000082000000318B6DC7E5F5B05FC9.png" xlink:type="simple" xlink:show="embed" xlink:actuate="onLoad"/>
          </draw:frame>
          <draw:frame draw:style-name="gr7" draw:text-style-name="P4" draw:layer="layout" svg:width="6.196cm" svg:height="2.333cm" draw:transform="rotate (-3.14159265358979) translate (20.383cm 14.337cm)">
            <draw:image xlink:href="Pictures/1000030F00000D700000051006CB5BD21A09B658.svg" xlink:type="simple" xlink:show="embed" xlink:actuate="onLoad">
              <text:p/>
            </draw:image>
            <draw:image xlink:href="Pictures/1000020100000082000000318B6DC7E5F5B05FC9.png" xlink:type="simple" xlink:show="embed" xlink:actuate="onLoad"/>
          </draw:frame>
        </draw:g>
      </draw:page>
      <draw:page draw:name="page3" draw:style-name="dp1" draw:master-page-name="Standard">
        <draw:custom-shape draw:style-name="gr5" draw:text-style-name="P6" draw:layer="layout" svg:width="7.389cm" svg:height="17.5cm" svg:x="21.222cm" svg:y="2.5cm">
          <text:p text:style-name="P2"><text:span text:style-name="T1">Back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055cm" svg:height="17.5cm" svg:x="1cm" svg:y="2.5cm">
          <text:p text:style-name="P2"><text:span text:style-name="T1">Front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674cm" svg:height="1.75cm" svg:x="21.579cm" svg:y="5.223cm">
          <text:p text:style-name="P2"><text:span text:style-name="T2">Police</text:span></text:p>
          <text:p text:style-name="P2"><text:span text:style-name="T3">(Police, Rhineland-Palatina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674cm" svg:height="1.75cm" svg:x="21.579cm" svg:y="7.544cm">
          <text:p text:style-name="P2"><text:span text:style-name="T2">Sociology</text:span></text:p>
          <text:p text:style-name="P2"><text:span text:style-name="T3">(TU, Kaiserslauter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674cm" svg:height="1.75cm" svg:x="21.579cm" svg:y="12.187cm">
          <text:p text:style-name="P2"><text:span text:style-name="T2">Law</text:span></text:p>
          <text:p text:style-name="P2"><text:span text:style-name="T3">(FÖV, Spey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6.674cm" svg:height="1.75cm" svg:x="21.579cm" svg:y="9.866cm">
          <text:p text:style-name="P2"><text:span text:style-name="T2">Simulation</text:span></text:p>
          <text:p text:style-name="P2"><text:span text:style-name="T3">(HM, Munic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674cm" svg:height="1.75cm" svg:x="21.579cm" svg:y="14.507cm">
          <text:p text:style-name="P2"><text:span text:style-name="T2">Mathematics</text:span></text:p>
          <text:p text:style-name="P2"><text:span text:style-name="T3">(TU, Kaiserslauter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11.517cm" svg:height="11.034cm" svg:x="1.269cm" svg:y="5.223cm">
            <draw:image xlink:href="Pictures/10000201000003BC000003947292A4CA4ACFC00A.png" xlink:type="simple" xlink:show="embed" xlink:actuate="onLoad">
              <text:p/>
            </draw:image>
          </draw:frame>
          <draw:custom-shape draw:style-name="gr4" draw:text-style-name="P5" draw:layer="layout" svg:width="5.614cm" svg:height="1.507cm" svg:x="4.221cm" svg:y="16.45cm">
            <text:p text:style-name="P2"><text:span text:style-name="T2">DSS</text:span></text:p>
            <text:p text:style-name="P2"><text:span text:style-name="T3">(VCS, Berli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9" draw:text-style-name="P7" draw:layer="layout" svg:width="6.196cm" svg:height="2.332cm" svg:x="14.187cm" svg:y="7.143cm">
            <draw:image xlink:href="Pictures/1000030F00000D700000051006CB5BD21A09B658.svg" xlink:type="simple" xlink:show="embed" xlink:actuate="onLoad">
              <text:p/>
            </draw:image>
            <draw:image xlink:href="Pictures/1000020100000082000000318B6DC7E5F5B05FC9.png" xlink:type="simple" xlink:show="embed" xlink:actuate="onLoad"/>
          </draw:frame>
          <draw:frame draw:style-name="gr9" draw:text-style-name="P7" draw:layer="layout" svg:width="6.196cm" svg:height="2.333cm" draw:transform="rotate (-3.14159265358979) translate (20.383cm 14.337cm)">
            <draw:image xlink:href="Pictures/1000030F00000D700000051006CB5BD21A09B658.svg" xlink:type="simple" xlink:show="embed" xlink:actuate="onLoad">
              <text:p/>
            </draw:image>
            <draw:image xlink:href="Pictures/1000020100000082000000318B6DC7E5F5B05FC9.png" xlink:type="simple" xlink:show="embed" xlink:actuate="onLoad"/>
          </draw:frame>
        </draw:g>
        <draw:frame draw:style-name="gr10" draw:text-style-name="P8" draw:layer="layout" svg:width="3.635cm" svg:height="1.673cm" svg:x="15.449cm" svg:y="5.3cm">
          <draw:text-box>
            <text:p text:style-name="P2">Topology</text:p>
            <text:p text:style-name="P2">information</text:p>
          </draw:text-box>
        </draw:frame>
        <draw:frame draw:style-name="gr11" draw:text-style-name="P8" draw:layer="layout" svg:width="3.787cm" svg:height="3.095cm" svg:x="15.392cm" svg:y="15cm">
          <draw:text-box>
            <text:p text:style-name="P2">Trajectories</text:p>
            <text:p text:style-name="P2">and</text:p>
            <text:p text:style-name="P2">additional</text:p>
            <text:p text:style-name="P2">analy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2-08T11:07:39.226146652</meta:creation-date>
    <dc:date>2019-02-11T14:02:09.305746532</dc:date>
    <dc:creator>Benedikt Kleinmeier</dc:creator>
    <meta:editing-duration>PT47M32S</meta:editing-duration>
    <meta:editing-cycles>9</meta:editing-cycles>
    <meta:generator>LibreOffice/6.0.7.3$Linux_X86_64 LibreOffice_project/00m0$Build-3</meta:generator>
    <meta:document-statistic meta:object-count="34"/>
  </office:meta>
</office:document-meta>
</file>